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45cm" fo:min-width="9.66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9cm" fo:min-width="0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5.7cm" svg:x="1.508cm" svg:y="1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24cm" svg:y1="1.762cm" svg:x2="2.724cm" svg:y2="7.462cm">
          <text:p/>
        </draw:line>
        <draw:line draw:style-name="gr2" draw:text-style-name="P2" draw:layer="layout" svg:x1="10.192cm" svg:y1="1.762cm" svg:x2="10.192cm" svg:y2="7.462cm">
          <text:p/>
        </draw:line>
        <draw:line draw:style-name="gr2" draw:text-style-name="P2" draw:layer="layout" svg:x1="1.508cm" svg:y1="2.712cm" svg:x2="11.668cm" svg:y2="2.712cm">
          <text:p/>
        </draw:line>
        <draw:line draw:style-name="gr2" draw:text-style-name="P2" draw:layer="layout" svg:x1="1.508cm" svg:y1="6.417cm" svg:x2="11.668cm" svg:y2="6.417cm">
          <text:p/>
        </draw:line>
        <draw:frame draw:style-name="gr3" draw:text-style-name="P3" draw:layer="layout" svg:width="1.223cm" svg:height="1.039cm" svg:x="1.682cm" svg:y="1.897cm">
          <draw:text-box>
            <text:p><text:span text:style-name="T1">ES</text:span></text:p>
          </draw:text-box>
        </draw:frame>
        <draw:frame draw:style-name="gr4" draw:text-style-name="P3" draw:layer="layout" svg:width="0.923cm" svg:height="0.72cm" svg:x="5.676cm" svg:y="1.897cm">
          <draw:text-box>
            <text:p><text:span text:style-name="T1">I</text:span></text:p>
          </draw:text-box>
        </draw:frame>
        <draw:frame draw:style-name="gr3" draw:text-style-name="P3" draw:layer="layout" svg:width="1.143cm" svg:height="1.039cm" svg:x="10.398cm" svg:y="1.952cm">
          <draw:text-box>
            <text:p><text:span text:style-name="T1">EF</text:span></text:p>
          </draw:text-box>
        </draw:frame>
        <draw:frame draw:style-name="gr3" draw:text-style-name="P3" draw:layer="layout" svg:width="1.223cm" svg:height="1.039cm" svg:x="1.682cm" svg:y="4.232cm">
          <draw:text-box>
            <text:p><text:span text:style-name="T1">PS</text:span></text:p>
          </draw:text-box>
        </draw:frame>
        <draw:frame draw:style-name="gr3" draw:text-style-name="P3" draw:layer="layout" svg:width="1.143cm" svg:height="1.039cm" svg:x="10.398cm" svg:y="4.327cm">
          <draw:text-box>
            <text:p><text:span text:style-name="T1">PF</text:span></text:p>
          </draw:text-box>
        </draw:frame>
        <draw:frame draw:style-name="gr3" draw:text-style-name="P3" draw:layer="layout" svg:width="1.096cm" svg:height="1.039cm" svg:x="1.682cm" svg:y="6.607cm">
          <draw:text-box>
            <text:p><text:span text:style-name="T1">LS</text:span></text:p>
          </draw:text-box>
        </draw:frame>
        <draw:frame draw:style-name="gr5" draw:text-style-name="P4" draw:layer="layout" svg:width="1.042cm" svg:height="1.251cm" svg:x="5.589cm" svg:y="6.607cm">
          <draw:text-box>
            <text:p><text:span text:style-name="T2">A</text:span></text:p>
          </draw:text-box>
        </draw:frame>
        <draw:frame draw:style-name="gr6" draw:text-style-name="P3" draw:layer="layout" svg:width="0.923cm" svg:height="0.719cm" svg:x="10.452cm" svg:y="6.607cm">
          <draw:text-box>
            <text:p><text:span text:style-name="T1">LF</text:span></text:p>
          </draw:text-box>
        </draw:frame>
        <draw:custom-shape draw:style-name="gr1" draw:text-style-name="P1" draw:layer="layout" svg:width="10.16cm" svg:height="5.7cm" svg:x="13.7cm" svg:y="6.54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916cm" svg:y1="6.546cm" svg:x2="14.916cm" svg:y2="12.246cm">
          <text:p/>
        </draw:line>
        <draw:line draw:style-name="gr2" draw:text-style-name="P2" draw:layer="layout" svg:x1="22.384cm" svg:y1="6.546cm" svg:x2="22.384cm" svg:y2="12.246cm">
          <text:p/>
        </draw:line>
        <draw:line draw:style-name="gr2" draw:text-style-name="P2" draw:layer="layout" svg:x1="13.7cm" svg:y1="7.496cm" svg:x2="23.86cm" svg:y2="7.496cm">
          <text:p/>
        </draw:line>
        <draw:line draw:style-name="gr2" draw:text-style-name="P2" draw:layer="layout" svg:x1="13.7cm" svg:y1="11.201cm" svg:x2="23.86cm" svg:y2="11.201cm">
          <text:p/>
        </draw:line>
        <draw:frame draw:style-name="gr3" draw:text-style-name="P3" draw:layer="layout" svg:width="1.223cm" svg:height="1.039cm" svg:x="13.874cm" svg:y="6.681cm">
          <draw:text-box>
            <text:p><text:span text:style-name="T1">ES</text:span></text:p>
          </draw:text-box>
        </draw:frame>
        <draw:frame draw:style-name="gr4" draw:text-style-name="P3" draw:layer="layout" svg:width="0.923cm" svg:height="0.72cm" svg:x="17.868cm" svg:y="6.681cm">
          <draw:text-box>
            <text:p><text:span text:style-name="T1">I</text:span></text:p>
          </draw:text-box>
        </draw:frame>
        <draw:frame draw:style-name="gr3" draw:text-style-name="P3" draw:layer="layout" svg:width="1.143cm" svg:height="1.039cm" svg:x="22.59cm" svg:y="6.736cm">
          <draw:text-box>
            <text:p><text:span text:style-name="T1">EF</text:span></text:p>
          </draw:text-box>
        </draw:frame>
        <draw:frame draw:style-name="gr3" draw:text-style-name="P3" draw:layer="layout" svg:width="1.223cm" svg:height="1.039cm" svg:x="13.874cm" svg:y="9.016cm">
          <draw:text-box>
            <text:p><text:span text:style-name="T1">PS</text:span></text:p>
          </draw:text-box>
        </draw:frame>
        <draw:frame draw:style-name="gr3" draw:text-style-name="P3" draw:layer="layout" svg:width="1.143cm" svg:height="1.039cm" svg:x="22.59cm" svg:y="9.111cm">
          <draw:text-box>
            <text:p><text:span text:style-name="T1">PF</text:span></text:p>
          </draw:text-box>
        </draw:frame>
        <draw:frame draw:style-name="gr3" draw:text-style-name="P3" draw:layer="layout" svg:width="1.096cm" svg:height="1.039cm" svg:x="13.874cm" svg:y="11.391cm">
          <draw:text-box>
            <text:p><text:span text:style-name="T1">LS</text:span></text:p>
          </draw:text-box>
        </draw:frame>
        <draw:frame draw:style-name="gr5" draw:text-style-name="P4" draw:layer="layout" svg:width="1.042cm" svg:height="1.251cm" svg:x="17.738cm" svg:y="11.306cm">
          <draw:text-box>
            <text:p><text:span text:style-name="T2">B</text:span></text:p>
          </draw:text-box>
        </draw:frame>
        <draw:frame draw:style-name="gr6" draw:text-style-name="P3" draw:layer="layout" svg:width="0.923cm" svg:height="0.719cm" svg:x="22.644cm" svg:y="11.391cm">
          <draw:text-box>
            <text:p><text:span text:style-name="T1">LF</text:span></text:p>
          </draw:text-box>
        </draw:frame>
        <draw:line draw:style-name="gr7" draw:text-style-name="P2" draw:layer="layout" svg:x1="2.016cm" svg:y1="9.763cm" svg:x2="13.446cm" svg:y2="9.763cm">
          <text:p/>
        </draw:line>
        <draw:frame draw:style-name="gr8" draw:text-style-name="P5" draw:layer="layout" svg:width="0.959cm" svg:height="0.962cm" svg:x="7.661cm" svg:y="8.547cm">
          <draw:text-box>
            <text:p><text:span text:style-name="T3">D</text:span></text:p>
          </draw:text-box>
        </draw:frame>
        <draw:line draw:style-name="gr2" draw:text-style-name="P2" draw:layer="layout" svg:x1="2.016cm" svg:y1="9.763cm" svg:x2="2.016cm" svg:y2="7.6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2:46:37.993626596</meta:creation-date>
    <dc:date>2021-02-15T15:55:19.176050208</dc:date>
    <meta:editing-duration>PT5M39S</meta:editing-duration>
    <meta:editing-cycles>3</meta:editing-cycles>
    <meta:generator>LibreOffice/6.4.6.2$Linux_X86_64 LibreOffice_project/40$Build-2</meta:generator>
    <meta:document-statistic meta:object-count="29"/>
  </office:meta>
</office:document-meta>
</file>